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9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45649" loext:opacity="100%" style:font-name="Menlo" fo:font-size="9.75pt" fo:font-style="normal" fo:font-weight="normal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5pt" fo:letter-spacing="normal" fo:font-style="normal" fo:font-weight="bold"/>
    </style:style>
    <style:style style:name="T2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font-style="normal" fo:font-weight="bold"/>
    </style:style>
    <style:style style:name="T3" style:family="text">
      <style:text-properties fo:color="#50a14f" loext:opacity="100%"/>
    </style:style>
    <style:style style:name="T4" style:family="text">
      <style:text-properties fo:color="#a0a1a7" loext:opacity="100%" fo:font-style="italic"/>
    </style:style>
    <style:style style:name="T5" style:family="text">
      <style:text-properties style:font-name="Menlo" fo:font-size="9.75pt" fo:font-style="normal" fo:font-weight="normal"/>
    </style:style>
    <style:style style:name="T6" style:family="text">
      <style:text-properties fo:font-variant="normal" fo:text-transform="none" fo:color="#0f1115" loext:opacity="100%" fo:letter-spacing="normal"/>
    </style:style>
    <style:style style:name="T7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6.5pt" fo:letter-spacing="normal" fo:font-style="normal" fo:font-weight="bold"/>
    </style:style>
    <style:style style:name="T8" style:family="text">
      <style:text-properties fo:color="#4078f2" loext:opacity="100%"/>
    </style:style>
    <style:style style:name="T9" style:family="text">
      <style:text-properties fo:color="#383a42" loext:opacity="100%"/>
    </style:style>
    <style:style style:name="T10" style:family="text">
      <style:text-properties fo:color="#b76b01" loext:opacity="100%"/>
    </style:style>
    <style:style style:name="T11" style:family="text">
      <style:text-properties fo:color="#a626a4" loext:opacity="100%"/>
    </style:style>
    <style:style style:name="T12" style:family="text">
      <style:text-properties fo:color="#4078f2" loext:opacity="100%" style:font-name="Menlo" fo:font-size="9.75pt" fo:font-style="normal" fo:font-weight="normal"/>
    </style:style>
    <style:style style:name="T13" style:family="text">
      <style:text-properties fo:color="#50a14f" loext:opacity="100%" style:font-name="Menlo" fo:font-size="9.75pt" fo:font-style="normal" fo:font-weight="normal"/>
    </style:style>
    <style:style style:name="T14" style:family="text">
      <style:text-properties fo:color="#383a42" loext:opacity="100%" style:font-name="Menlo" fo:font-size="9.75pt" fo:font-style="normal" fo:font-weight="normal"/>
    </style:style>
    <style:style style:name="T15" style:family="text">
      <style:text-properties fo:color="#a626a4" loext:opacity="100%" style:font-name="Menlo" fo:font-size="9.75pt" fo:font-style="normal" fo:font-weight="normal"/>
    </style:style>
    <style:style style:name="T16" style:family="text">
      <style:text-properties fo:color="#b76b01" loext:opacity="100%" style:font-name="Menlo" fo:font-size="9.75pt" fo:font-style="normal" fo:font-weight="normal"/>
    </style:style>
    <style:style style:name="T17" style:family="text">
      <style:text-properties fo:color="#383a42" loext:opacity="100%" fo:font-weight="bold"/>
    </style:style>
    <style:style style:name="T18" style:family="text">
      <style:text-properties fo:font-weight="bold"/>
    </style:style>
    <style:style style:name="T19" style:family="text">
      <style:text-properties fo:color="#a0a1a7" loext:opacity="100%" style:font-name="Menlo" fo:font-size="9.75pt" fo:font-style="italic" fo:font-weight="normal"/>
    </style:style>
    <style:style style:name="T20" style:family="text">
      <style:text-properties fo:color="#e45649" loext:opacity="100%" style:font-name="Menlo" fo:font-size="9.75pt" fo:font-style="normal" fo:font-weight="normal"/>
    </style:style>
    <style:style style:name="T21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font-style="normal" fo:font-weight="normal"/>
    </style:style>
    <style:style style:name="T22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Guia Pas a Pas: Afegir un Nou Permís</text:span></text:h>
      <text:h text:style-name="P1" text:outline-level="3"><text:span text:style-name="Strong_20_Emphasis"><text:span text:style-name="T1">Pas 1: Decidir el Nom del Permís</text:span></text:span></text:h>
      <text:p text:style-name="P2"><text:span text:style-name="Strong_20_Emphasis"><text:span text:style-name="T2">Convencions de nomenclatura:</text:span></text:span></text:p>
      <text:p text:style-name="P3">php</text:p>
      <text:p text:style-name="P4">// Estructura: àmbit.recurs.acció</text:p>
      <text:p text:style-name="P5"><text:span text:style-name="T3">'campus.courses.export'</text:span> <text:s text:c="10"/><text:span text:style-name="T4">// Exportar cursos</text:span></text:p>
      <text:p text:style-name="P5"><text:span text:style-name="T3">'campus.students.export'</text:span> <text:s text:c="9"/><text:span text:style-name="T4">// Exportar estudiants</text:span></text:p>
      <text:p text:style-name="P5"><text:span text:style-name="T3">'campus.registrations.approve'</text:span> <text:s text:c="3"/><text:span text:style-name="T4">// Aprovar matrícules</text:span></text:p>
      <text:p text:style-name="P5"><text:span text:style-name="T3">'campus.financial.reports.view'</text:span> <text:s text:c="2"/><text:span text:style-name="T4">// Veure informes financers</text:span></text:p>
      <text:p text:style-name="P5"><text:span text:style-name="T3">'campus.settings.manage'</text:span> <text:s text:c="9"/><text:span text:style-name="T4">// Gestionar configuracions</text:span></text:p>
      <text:h text:style-name="P1" text:outline-level="3"><text:span text:style-name="Strong_20_Emphasis"><text:span text:style-name="T1">Pas 2: Afegir el Permís al Seeder</text:span></text:span></text:h>
      <text:p text:style-name="P3">php:database/seeders/PermissionsSeeder.php</text:p>
      <text:p text:style-name="P5">public function run()</text:p>
      <text:p text:style-name="P6">{</text:p>
      <text:p text:style-name="P7"><text:s text:c="4"/><text:span text:style-name="T5">// ... permisos existents ...</text:span></text:p>
      <text:p text:style-name="P7"><text:s text:c="4"/></text:p>
      <text:p text:style-name="P7"><text:s text:c="4"/><text:span text:style-name="T5">// Afegir nous permisos (exemple: exportació)</text:span></text:p>
      <text:p text:style-name="P7"><text:s text:c="4"/><text:span text:style-name="T5">$newPermissions = [</text:span></text:p>
      <text:p text:style-name="P7"><text:s text:c="8"/><text:span text:style-name="T5">'campus.courses.export', <text:s text:c="5"/>// Permís per exportar cursos</text:span></text:p>
      <text:p text:style-name="P7"><text:s text:c="8"/><text:span text:style-name="T5">'campus.students.export', <text:s text:c="4"/>// Permís per exportar estudiants</text:span></text:p>
      <text:p text:style-name="P7"><text:s text:c="8"/><text:span text:style-name="T5">'campus.registrations.export', // Permís per exportar matrícules</text:span></text:p>
      <text:p text:style-name="P7"><text:s text:c="4"/><text:span text:style-name="T5">];</text:span></text:p>
      <text:p text:style-name="P7"><text:s text:c="4"/></text:p>
      <text:p text:style-name="P7"><text:s text:c="4"/><text:span text:style-name="T5">foreach ($newPermissions as $permissionName) {</text:span></text:p>
      <text:p text:style-name="P7"><text:s text:c="8"/><text:span text:style-name="T5">Permission::firstOrCreate([</text:span></text:p>
      <text:p text:style-name="P7"><text:s text:c="12"/><text:span text:style-name="T5">'name' =&gt; $permissionName,</text:span></text:p>
      <text:p text:style-name="P7"><text:s text:c="12"/><text:span text:style-name="T5">'guard_name' =&gt; 'web'</text:span></text:p>
      <text:p text:style-name="P7"><text:s text:c="8"/><text:span text:style-name="T5">]);</text:span></text:p>
      <text:p text:style-name="P7"><text:s text:c="4"/><text:span text:style-name="T5">}</text:span></text:p>
      <text:p text:style-name="P7"><text:s text:c="4"/></text:p>
      <text:p text:style-name="P7"><text:s text:c="4"/><text:span text:style-name="T5">// Assignar permisos a rols</text:span></text:p>
      <text:p text:style-name="P7"><text:s text:c="4"/><text:span text:style-name="T5">$adminRole-&gt;givePermissionTo('campus.courses.export');</text:span></text:p>
      <text:p text:style-name="P7"><text:s text:c="4"/><text:span text:style-name="T5">$adminRole-&gt;givePermissionTo('campus.students.export');</text:span></text:p>
      <text:p text:style-name="P7"><text:s text:c="4"/><text:span text:style-name="T5">$adminRole-&gt;givePermissionTo('campus.registrations.export');</text:span></text:p>
      <text:p text:style-name="P7"><text:s text:c="4"/></text:p>
      <text:p text:style-name="P7"><text:soft-page-break/><text:s text:c="4"/><text:span text:style-name="T5">$managerRole-&gt;givePermissionTo('campus.courses.export');</text:span></text:p>
      <text:p text:style-name="P7"><text:s text:c="4"/><text:span text:style-name="T5">$managerRole-&gt;givePermissionTo('campus.students.export');</text:span></text:p>
      <text:p text:style-name="P6">}</text:p>
      <text:h text:style-name="P1" text:outline-level="3"><text:span text:style-name="Strong_20_Emphasis"><text:span text:style-name="T1">Pas 3: Crear/Actualitzar la Policy (si cal)</text:span></text:span></text:h>
      <text:p text:style-name="P3">php:app/Policies/CampusCoursePolicy.php</text:p>
      <text:p text:style-name="P5">&lt;?php</text:p>
      <text:p text:style-name="P8"/>
      <text:p text:style-name="P6">namespace App\Policies;</text:p>
      <text:p text:style-name="P8"/>
      <text:p text:style-name="P6">use App\Models\User;</text:p>
      <text:p text:style-name="P6">use App\Models\CampusCourse;</text:p>
      <text:p text:style-name="P8"/>
      <text:p text:style-name="P6">class CampusCoursePolicy</text:p>
      <text:p text:style-name="P6">{</text:p>
      <text:p text:style-name="P7"><text:s text:c="4"/><text:span text:style-name="T5">// ... mètodes existents ...</text:span></text:p>
      <text:p text:style-name="P7"><text:s text:c="4"/></text:p>
      <text:p text:style-name="P7"><text:s text:c="4"/><text:span text:style-name="T5">/**</text:span></text:p>
      <text:p text:style-name="P7"><text:s text:c="5"/><text:span text:style-name="T5">* Determinar si l'usuari pot exportar cursos</text:span></text:p>
      <text:p text:style-name="P7"><text:s text:c="5"/><text:span text:style-name="T5">*/</text:span></text:p>
      <text:p text:style-name="P7"><text:s text:c="4"/><text:span text:style-name="T5">public function export(User $user): bool</text:span></text:p>
      <text:p text:style-name="P7"><text:s text:c="4"/><text:span text:style-name="T5">{</text:span></text:p>
      <text:p text:style-name="P7"><text:s text:c="8"/><text:span text:style-name="T5">return $user-&gt;can('campus.courses.export');</text:span></text:p>
      <text:p text:style-name="P7"><text:s text:c="4"/><text:span text:style-name="T5">}</text:span></text:p>
      <text:p text:style-name="P7"><text:s text:c="4"/></text:p>
      <text:p text:style-name="P7"><text:s text:c="4"/><text:span text:style-name="T5">/**</text:span></text:p>
      <text:p text:style-name="P7"><text:s text:c="5"/><text:span text:style-name="T5">* Determinar si l'usuari pot importar cursos</text:span></text:p>
      <text:p text:style-name="P7"><text:s text:c="5"/><text:span text:style-name="T5">*/</text:span></text:p>
      <text:p text:style-name="P7"><text:s text:c="4"/><text:span text:style-name="T5">public function import(User $user): bool</text:span></text:p>
      <text:p text:style-name="P7"><text:s text:c="4"/><text:span text:style-name="T5">{</text:span></text:p>
      <text:p text:style-name="P7"><text:s text:c="8"/><text:span text:style-name="T5">return $user-&gt;can('campus.courses.import');</text:span></text:p>
      <text:p text:style-name="P7"><text:s text:c="4"/><text:span text:style-name="T5">}</text:span></text:p>
      <text:p text:style-name="P6">}</text:p>
      <text:h text:style-name="P1" text:outline-level="3"><text:span text:style-name="Strong_20_Emphasis"><text:span text:style-name="T1">Pas 4: Configurar el Controlador</text:span></text:span></text:h>
      <text:p text:style-name="P3">php:app/Http/Controllers/Campus/CourseController.php</text:p>
      <text:p text:style-name="P5">&lt;?php</text:p>
      <text:p text:style-name="P8"/>
      <text:p text:style-name="P6">namespace App\Http\Controllers\Campus;</text:p>
      <text:p text:style-name="P8"/>
      <text:p text:style-name="P6"><text:soft-page-break/>use App\Http\Controllers\Controller;</text:p>
      <text:p text:style-name="P6">use App\Models\CampusCourse;</text:p>
      <text:p text:style-name="P6">use Illuminate\Http\Request;</text:p>
      <text:p text:style-name="P6">use Maatwebsite\Excel\Facades\Excel;</text:p>
      <text:p text:style-name="P6">use App\Exports\CoursesExport;</text:p>
      <text:p text:style-name="P8"/>
      <text:p text:style-name="P6">class CourseController extends Controller</text:p>
      <text:p text:style-name="P6">{</text:p>
      <text:p text:style-name="P7"><text:s text:c="4"/><text:span text:style-name="T5">// ... mètodes existents ...</text:span></text:p>
      <text:p text:style-name="P7"><text:s text:c="4"/></text:p>
      <text:p text:style-name="P7"><text:s text:c="4"/><text:span text:style-name="T5">/**</text:span></text:p>
      <text:p text:style-name="P7"><text:s text:c="5"/><text:span text:style-name="T5">* Exportar cursos a Excel</text:span></text:p>
      <text:p text:style-name="P7"><text:s text:c="5"/><text:span text:style-name="T5">*/</text:span></text:p>
      <text:p text:style-name="P7"><text:s text:c="4"/><text:span text:style-name="T5">public function export(Request $request)</text:span></text:p>
      <text:p text:style-name="P7"><text:s text:c="4"/><text:span text:style-name="T5">{</text:span></text:p>
      <text:p text:style-name="P7"><text:s text:c="8"/><text:span text:style-name="T5">// Autorització amb el nou permís</text:span></text:p>
      <text:p text:style-name="P7"><text:s text:c="8"/><text:span text:style-name="T5">$this-&gt;authorize('export', CampusCourse::class);</text:span></text:p>
      <text:p text:style-name="P7"><text:s text:c="8"/></text:p>
      <text:p text:style-name="P7"><text:s text:c="8"/><text:span text:style-name="T5">$format = $request-&gt;get('format', 'xlsx');</text:span></text:p>
      <text:p text:style-name="P7"><text:s text:c="8"/><text:span text:style-name="T5">$seasonId = $request-&gt;get('season_id');</text:span></text:p>
      <text:p text:style-name="P7"><text:s text:c="8"/></text:p>
      <text:p text:style-name="P7"><text:s text:c="8"/><text:span text:style-name="T5">return Excel::download(new CoursesExport($seasonId), "courses.{$format}");</text:span></text:p>
      <text:p text:style-name="P7"><text:s text:c="4"/><text:span text:style-name="T5">}</text:span></text:p>
      <text:p text:style-name="P7"><text:s text:c="4"/></text:p>
      <text:p text:style-name="P7"><text:s text:c="4"/><text:span text:style-name="T5">/**</text:span></text:p>
      <text:p text:style-name="P7"><text:s text:c="5"/><text:span text:style-name="T5">* Importar cursos des d'Excel</text:span></text:p>
      <text:p text:style-name="P7"><text:s text:c="5"/><text:span text:style-name="T5">*/</text:span></text:p>
      <text:p text:style-name="P7"><text:s text:c="4"/><text:span text:style-name="T5">public function import(Request $request)</text:span></text:p>
      <text:p text:style-name="P7"><text:s text:c="4"/><text:span text:style-name="T5">{</text:span></text:p>
      <text:p text:style-name="P7"><text:s text:c="8"/><text:span text:style-name="T5">$this-&gt;authorize('import', CampusCourse::class);</text:span></text:p>
      <text:p text:style-name="P7"><text:s text:c="8"/></text:p>
      <text:p text:style-name="P7"><text:s text:c="8"/><text:span text:style-name="T5">$request-&gt;validate([</text:span></text:p>
      <text:p text:style-name="P7"><text:s text:c="12"/><text:span text:style-name="T5">'file' =&gt; 'required|file|mimes:xlsx,xls,csv'</text:span></text:p>
      <text:p text:style-name="P7"><text:s text:c="8"/><text:span text:style-name="T5">]);</text:span></text:p>
      <text:p text:style-name="P7"><text:s text:c="8"/></text:p>
      <text:p text:style-name="P7"><text:s text:c="8"/><text:span text:style-name="T5">// Lògica d'importació</text:span></text:p>
      <text:p text:style-name="P7"><text:s text:c="8"/><text:span text:style-name="T5">Excel::import(new CoursesImport, $request-&gt;file('file'));</text:span></text:p>
      <text:p text:style-name="P7"><text:s text:c="8"/></text:p>
      <text:p text:style-name="P7"><text:s text:c="8"/><text:span text:style-name="T5">return redirect()-&gt;back()</text:span></text:p>
      <text:p text:style-name="P7"><text:s text:c="12"/><text:span text:style-name="T5">-&gt;with('success', 'Cursos importats correctament');</text:span></text:p>
      <text:p text:style-name="P7"><text:s text:c="4"/><text:span text:style-name="T5">}</text:span></text:p>
      <text:p text:style-name="P6">}</text:p>
      <text:h text:style-name="P1" text:outline-level="3"><text:soft-page-break/><text:span text:style-name="Strong_20_Emphasis"><text:span text:style-name="T1">Pas 5: Afegir Rutes amb Middleware de Permís</text:span></text:span></text:h>
      <text:p text:style-name="P3">php:routes/web.php</text:p>
      <text:p text:style-name="P5">Route::middleware(['auth'])-&gt;prefix('campus')-&gt;name('campus.')-&gt;group(function () {</text:p>
      <text:p text:style-name="P7"><text:s text:c="4"/><text:span text:style-name="T5">// Rutes existents...</text:span></text:p>
      <text:p text:style-name="P7"><text:s text:c="4"/></text:p>
      <text:p text:style-name="P7"><text:s text:c="4"/><text:span text:style-name="T5">// Nova ruta d'exportació</text:span></text:p>
      <text:p text:style-name="P7"><text:s text:c="4"/><text:span text:style-name="T5">Route::get('/courses/export', [CourseController::class, 'export'])</text:span></text:p>
      <text:p text:style-name="P7"><text:s text:c="8"/><text:span text:style-name="T5">-&gt;name('courses.export')</text:span></text:p>
      <text:p text:style-name="P7"><text:s text:c="8"/><text:span text:style-name="T5">-&gt;middleware('can:campus.courses.export');</text:span></text:p>
      <text:p text:style-name="P7"><text:s text:c="4"/></text:p>
      <text:p text:style-name="P7"><text:s text:c="4"/><text:span text:style-name="T5">// Nova ruta d'importació</text:span></text:p>
      <text:p text:style-name="P7"><text:s text:c="4"/><text:span text:style-name="T5">Route::post('/courses/import', [CourseController::class, 'import'])</text:span></text:p>
      <text:p text:style-name="P7"><text:s text:c="8"/><text:span text:style-name="T5">-&gt;name('courses.import')</text:span></text:p>
      <text:p text:style-name="P7"><text:s text:c="8"/><text:span text:style-name="T5">-&gt;middleware('can:campus.courses.import');</text:span></text:p>
      <text:p text:style-name="P7"><text:s text:c="4"/></text:p>
      <text:p text:style-name="P7"><text:s text:c="4"/><text:span text:style-name="T5">// Exportació d'estudiants</text:span></text:p>
      <text:p text:style-name="P7"><text:s text:c="4"/><text:span text:style-name="T5">Route::get('/students/export', [StudentController::class, 'export'])</text:span></text:p>
      <text:p text:style-name="P7"><text:s text:c="8"/><text:span text:style-name="T5">-&gt;name('students.export')</text:span></text:p>
      <text:p text:style-name="P7"><text:s text:c="8"/><text:span text:style-name="T5">-&gt;middleware('can:campus.students.export');</text:span></text:p>
      <text:p text:style-name="P6">});</text:p>
      <text:h text:style-name="P1" text:outline-level="3"><text:span text:style-name="Strong_20_Emphasis"><text:span text:style-name="T1">Pas 6: Actualitzar les Vistes</text:span></text:span></text:h>
      <text:p text:style-name="P3">blade:resources/views/campus/courses/index.blade.php</text:p>
      <text:p text:style-name="P5">{{-- Afegir botó d'exportació si l'usuari té permís --}}</text:p>
      <text:p text:style-name="P6">@section('actions')</text:p>
      <text:p text:style-name="P7"><text:s text:c="4"/><text:span text:style-name="T5">@can('campus.courses.export')</text:span></text:p>
      <text:p text:style-name="P7"><text:s text:c="8"/><text:span text:style-name="T5">&lt;a href="{{ route('campus.courses.export') }}" </text:span></text:p>
      <text:p text:style-name="P7"><text:s text:c="11"/><text:span text:style-name="T5">class="inline-flex items-center px-4 py-2 bg-green-600 text-white text-sm font-medium rounded-md hover:bg-green-700"&gt;</text:span></text:p>
      <text:p text:style-name="P7"><text:s text:c="12"/><text:span text:style-name="T5">&lt;i class="bi bi-download mr-2"&gt;&lt;/i&gt;</text:span></text:p>
      <text:p text:style-name="P7"><text:s text:c="12"/><text:span text:style-name="T5">@lang('campus.export')</text:span></text:p>
      <text:p text:style-name="P7"><text:s text:c="8"/><text:span text:style-name="T5">&lt;/a&gt;</text:span></text:p>
      <text:p text:style-name="P7"><text:s text:c="4"/><text:span text:style-name="T5">@endcan</text:span></text:p>
      <text:p text:style-name="P7"><text:s text:c="4"/></text:p>
      <text:p text:style-name="P7"><text:s text:c="4"/><text:span text:style-name="T5">@can('campus.courses.import')</text:span></text:p>
      <text:p text:style-name="P7"><text:s text:c="8"/><text:span text:style-name="T5">&lt;button type="button" </text:span></text:p>
      <text:p text:style-name="P7"><text:s text:c="16"/><text:span text:style-name="T5">onclick="document.getElementById('import-modal').classList.remove('hidden')"</text:span></text:p>
      <text:p text:style-name="P7"><text:s text:c="16"/><text:span text:style-name="T5">class="inline-flex items-center px-4 py-2 bg-blue-600 text-white text-sm font-medium rounded-md hover:bg-blue-700"&gt;</text:span></text:p>
      <text:p text:style-name="P7"><text:s text:c="12"/><text:span text:style-name="T5">&lt;i class="bi bi-upload mr-2"&gt;&lt;/i&gt;</text:span></text:p>
      <text:p text:style-name="P7"><text:soft-page-break/><text:s text:c="12"/><text:span text:style-name="T5">@lang('campus.import')</text:span></text:p>
      <text:p text:style-name="P7"><text:s text:c="8"/><text:span text:style-name="T5">&lt;/button&gt;</text:span></text:p>
      <text:p text:style-name="P7"><text:s text:c="4"/><text:span text:style-name="T5">@endcan</text:span></text:p>
      <text:p text:style-name="P6">@endsection</text:p>
      <text:h text:style-name="P1" text:outline-level="3"><text:span text:style-name="Strong_20_Emphasis"><text:span text:style-name="T1">Pas 7: Afegir Traduccions</text:span></text:span></text:h>
      <text:p text:style-name="P3">php:lang/ca/campus.php</text:p>
      <text:p text:style-name="P5">&lt;?php</text:p>
      <text:p text:style-name="P8"/>
      <text:p text:style-name="P6">return [</text:p>
      <text:p text:style-name="P7"><text:s text:c="4"/><text:span text:style-name="T5">// ... traduccions existents ...</text:span></text:p>
      <text:p text:style-name="P7"><text:s text:c="4"/></text:p>
      <text:p text:style-name="P7"><text:s text:c="4"/><text:span text:style-name="T5">// Nous permisos</text:span></text:p>
      <text:p text:style-name="P7"><text:s text:c="4"/><text:span text:style-name="T5">'export' =&gt; 'Exportar',</text:span></text:p>
      <text:p text:style-name="P7"><text:s text:c="4"/><text:span text:style-name="T5">'import' =&gt; 'Importar',</text:span></text:p>
      <text:p text:style-name="P7"><text:s text:c="4"/><text:span text:style-name="T5">'export_courses' =&gt; 'Exportar cursos',</text:span></text:p>
      <text:p text:style-name="P7"><text:s text:c="4"/><text:span text:style-name="T5">'import_courses' =&gt; 'Importar cursos',</text:span></text:p>
      <text:p text:style-name="P7"><text:s text:c="4"/><text:span text:style-name="T5">'export_students' =&gt; 'Exportar estudiants',</text:span></text:p>
      <text:p text:style-name="P7"><text:s text:c="4"/><text:span text:style-name="T5">'export_registrations' =&gt; 'Exportar matrícules',</text:span></text:p>
      <text:p text:style-name="P7"><text:s text:c="4"/></text:p>
      <text:p text:style-name="P7"><text:s text:c="4"/><text:span text:style-name="T5">// Missatges</text:span></text:p>
      <text:p text:style-name="P7"><text:s text:c="4"/><text:span text:style-name="T5">'courses_exported_successfully' =&gt; 'Cursos exportats correctament',</text:span></text:p>
      <text:p text:style-name="P7"><text:s text:c="4"/><text:span text:style-name="T5">'students_exported_successfully' =&gt; 'Estudiants exportats correctament',</text:span></text:p>
      <text:p text:style-name="P7"><text:s text:c="4"/><text:span text:style-name="T5">'file_imported_successfully' =&gt; 'Fitxer importat correctament',</text:span></text:p>
      <text:p text:style-name="P6">];</text:p>
      <text:h text:style-name="P9" text:outline-level="2"><text:span text:style-name="T6">🧪 </text:span><text:span text:style-name="Strong_20_Emphasis"><text:span text:style-name="T7">Provar el Nou Permís</text:span></text:span></text:h>
      <text:h text:style-name="P1" text:outline-level="3"><text:span text:style-name="Strong_20_Emphasis"><text:span text:style-name="T1">Script de Prova Automàtica</text:span></text:span></text:h>
      <text:p text:style-name="P3">php:tests/Feature/PermissionsTest.php</text:p>
      <text:p text:style-name="P5">&lt;?php</text:p>
      <text:p text:style-name="P8"/>
      <text:p text:style-name="P6">namespace Tests\Feature;</text:p>
      <text:p text:style-name="P8"/>
      <text:p text:style-name="P6">use Tests\TestCase;</text:p>
      <text:p text:style-name="P6">use App\Models\User;</text:p>
      <text:p text:style-name="P6">use Spatie\Permission\Models\Permission;</text:p>
      <text:p text:style-name="P8"/>
      <text:p text:style-name="P6"><text:soft-page-break/>class PermissionsTest extends TestCase</text:p>
      <text:p text:style-name="P6">{</text:p>
      <text:p text:style-name="P7"><text:s text:c="4"/><text:span text:style-name="T5">/** @test */</text:span></text:p>
      <text:p text:style-name="P7"><text:s text:c="4"/><text:span text:style-name="T5">public function admin_can_export_courses()</text:span></text:p>
      <text:p text:style-name="P7"><text:s text:c="4"/><text:span text:style-name="T5">{</text:span></text:p>
      <text:p text:style-name="P7"><text:s text:c="8"/><text:span text:style-name="T5">$admin = User::factory()-&gt;create();</text:span></text:p>
      <text:p text:style-name="P7"><text:s text:c="8"/><text:span text:style-name="T5">$admin-&gt;assignRole('admin');</text:span></text:p>
      <text:p text:style-name="P7"><text:s text:c="8"/></text:p>
      <text:p text:style-name="P7"><text:s text:c="8"/><text:span text:style-name="T5">$response = $this-&gt;actingAs($admin)</text:span></text:p>
      <text:p text:style-name="P7"><text:s text:c="12"/><text:span text:style-name="T5">-&gt;get('/campus/courses/export');</text:span></text:p>
      <text:p text:style-name="P7"><text:s text:c="8"/></text:p>
      <text:p text:style-name="P7"><text:s text:c="8"/><text:span text:style-name="T5">$response-&gt;assertStatus(200);</text:span></text:p>
      <text:p text:style-name="P7"><text:s text:c="8"/><text:span text:style-name="T5">$response-&gt;assertHeader('Content-Type', 'application/vnd.openxmlformats-officedocument.spreadsheetml.sheet');</text:span></text:p>
      <text:p text:style-name="P7"><text:s text:c="4"/><text:span text:style-name="T5">}</text:span></text:p>
      <text:p text:style-name="P7"><text:s text:c="4"/></text:p>
      <text:p text:style-name="P7"><text:s text:c="4"/><text:span text:style-name="T5">/** @test */</text:span></text:p>
      <text:p text:style-name="P7"><text:s text:c="4"/><text:span text:style-name="T5">public function teacher_cannot_export_courses_without_permission()</text:span></text:p>
      <text:p text:style-name="P7"><text:s text:c="4"/><text:span text:style-name="T5">{</text:span></text:p>
      <text:p text:style-name="P7"><text:s text:c="8"/><text:span text:style-name="T5">$teacher = User::factory()-&gt;create();</text:span></text:p>
      <text:p text:style-name="P7"><text:s text:c="8"/><text:span text:style-name="T5">$teacher-&gt;assignRole('teacher');</text:span></text:p>
      <text:p text:style-name="P7"><text:s text:c="8"/></text:p>
      <text:p text:style-name="P7"><text:s text:c="8"/><text:span text:style-name="T5">// No donem el permís d'exportació al professor</text:span></text:p>
      <text:p text:style-name="P7"><text:s text:c="8"/><text:span text:style-name="T5">$response = $this-&gt;actingAs($teacher)</text:span></text:p>
      <text:p text:style-name="P7"><text:s text:c="12"/><text:span text:style-name="T5">-&gt;get('/campus/courses/export');</text:span></text:p>
      <text:p text:style-name="P7"><text:s text:c="8"/></text:p>
      <text:p text:style-name="P7"><text:s text:c="8"/><text:span text:style-name="T5">$response-&gt;assertStatus(403); // Forbidden</text:span></text:p>
      <text:p text:style-name="P7"><text:s text:c="4"/><text:span text:style-name="T5">}</text:span></text:p>
      <text:p text:style-name="P7"><text:s text:c="4"/></text:p>
      <text:p text:style-name="P7"><text:s text:c="4"/><text:span text:style-name="T5">/** @test */</text:span></text:p>
      <text:p text:style-name="P7"><text:s text:c="4"/><text:span text:style-name="T5">public function teacher_can_export_courses_with_permission()</text:span></text:p>
      <text:p text:style-name="P7"><text:s text:c="4"/><text:span text:style-name="T5">{</text:span></text:p>
      <text:p text:style-name="P7"><text:s text:c="8"/><text:span text:style-name="T5">$teacher = User::factory()-&gt;create();</text:span></text:p>
      <text:p text:style-name="P7"><text:s text:c="8"/><text:span text:style-name="T5">$teacher-&gt;assignRole('teacher');</text:span></text:p>
      <text:p text:style-name="P7"><text:s text:c="8"/></text:p>
      <text:p text:style-name="P7"><text:s text:c="8"/><text:span text:style-name="T5">// Donem el permís d'exportació al professor</text:span></text:p>
      <text:p text:style-name="P7"><text:s text:c="8"/><text:span text:style-name="T5">$permission = Permission::firstOrCreate(['name' =&gt; 'campus.courses.export']);</text:span></text:p>
      <text:p text:style-name="P7"><text:s text:c="8"/><text:span text:style-name="T5">$teacher-&gt;givePermissionTo($permission);</text:span></text:p>
      <text:p text:style-name="P7"><text:s text:c="8"/></text:p>
      <text:p text:style-name="P7"><text:s text:c="8"/><text:span text:style-name="T5">$response = $this-&gt;actingAs($teacher)</text:span></text:p>
      <text:p text:style-name="P7"><text:s text:c="12"/><text:span text:style-name="T5">-&gt;get('/campus/courses/export');</text:span></text:p>
      <text:p text:style-name="P7"><text:s text:c="8"/></text:p>
      <text:p text:style-name="P7"><text:s text:c="8"/><text:span text:style-name="T5">$response-&gt;assertStatus(200);</text:span></text:p>
      <text:p text:style-name="P7"><text:s text:c="4"/><text:span text:style-name="T5">}</text:span></text:p>
      <text:p text:style-name="P6"><text:soft-page-break/>}</text:p>
      <text:h text:style-name="P1" text:outline-level="3"><text:span text:style-name="Strong_20_Emphasis"><text:span text:style-name="T1">Comandes per Provar Manualment</text:span></text:span></text:h>
      <text:p text:style-name="P3">bash</text:p>
      <text:p text:style-name="P4"># 1. Executar seeders per crear el nou permís</text:p>
      <text:p text:style-name="P5">php artisan db:seed <text:span text:style-name="T8">--class=</text:span>PermissionsSeeder</text:p>
      <text:p text:style-name="P8"/>
      <text:p text:style-name="P4"># 2. Verificar que el permís s'ha creat</text:p>
      <text:p text:style-name="P6">php artisan tinker</text:p>
      <text:p text:style-name="P5"><text:span text:style-name="T8">&gt;&gt;&gt;</text:span> Spatie<text:span text:style-name="T9">\</text:span>Permission<text:span text:style-name="T9">\</text:span>Models<text:span text:style-name="T9">\</text:span>Permission::where<text:span text:style-name="T9">(</text:span><text:span text:style-name="T3">'name'</text:span>, <text:span text:style-name="T3">'like'</text:span>, <text:span text:style-name="T3">'%export%'</text:span><text:span text:style-name="T9">)</text:span>-<text:span text:style-name="T8">&gt;</text:span>get<text:span text:style-name="T9">()</text:span></text:p>
      <text:p text:style-name="P8"/>
      <text:p text:style-name="P4"># 3. Assignar permís a un usuari de prova</text:p>
      <text:p text:style-name="P6">php artisan tinker</text:p>
      <text:p text:style-name="P5"><text:span text:style-name="T8">&gt;&gt;&gt;</text:span> <text:span text:style-name="T8">$user</text:span> <text:span text:style-name="T8">=</text:span> App<text:span text:style-name="T9">\</text:span>Models<text:span text:style-name="T9">\</text:span>User::find<text:span text:style-name="T9">(</text:span><text:span text:style-name="T10">1</text:span><text:span text:style-name="T9">)</text:span></text:p>
      <text:p text:style-name="P5"><text:span text:style-name="T8">&gt;&gt;&gt;</text:span> <text:span text:style-name="T8">$user</text:span>-<text:span text:style-name="T8">&gt;</text:span>givePermissionTo<text:span text:style-name="T9">(</text:span><text:span text:style-name="T3">'campus.courses.export'</text:span><text:span text:style-name="T9">)</text:span></text:p>
      <text:p text:style-name="P8"/>
      <text:p text:style-name="P4"># 4. Verificar que l'usuari té el permís</text:p>
      <text:p text:style-name="P5"><text:span text:style-name="T8">&gt;&gt;&gt;</text:span> <text:span text:style-name="T8">$user</text:span>-<text:span text:style-name="T8">&gt;</text:span>hasPermissionTo<text:span text:style-name="T9">(</text:span><text:span text:style-name="T3">'campus.courses.export'</text:span><text:span text:style-name="T9">)</text:span></text:p>
      <text:p text:style-name="P8"/>
      <text:p text:style-name="P4"># 5. Provar l'accés a la ruta</text:p>
      <text:p text:style-name="P5"><text:span text:style-name="T8">curl</text:span> <text:span text:style-name="T8">-H</text:span> <text:span text:style-name="T3">"Authorization: Bearer </text:span><text:span text:style-name="T8">$token</text:span><text:span text:style-name="T3">"</text:span> http://localhost/campus/courses/export</text:p>
      <text:h text:style-name="P9" text:outline-level="2"><text:span text:style-name="T6">🔍 </text:span><text:span text:style-name="Strong_20_Emphasis"><text:span text:style-name="T7">Verificació de Seguretat</text:span></text:span></text:h>
      <text:h text:style-name="P1" text:outline-level="3"><text:span text:style-name="Strong_20_Emphasis"><text:span text:style-name="T1">Checklist de Validació</text:span></text:span></text:h>
      <text:p text:style-name="P3">markdown</text:p>
      <text:p text:style-name="P5"><text:span text:style-name="T9">-</text:span> [ ] El nom del permís segueix la convenció <text:span text:style-name="T11">`àmbit.recurs.acció`</text:span></text:p>
      <text:p text:style-name="P5"><text:span text:style-name="T9">-</text:span> [ ] El permís està afegit al seeder</text:p>
      <text:p text:style-name="P5"><text:span text:style-name="T9">-</text:span> [ ] El permís està assignat als rols apropiats</text:p>
      <text:p text:style-name="P5"><text:span text:style-name="T9">-</text:span> [ ] Existeix middleware <text:span text:style-name="T11">`can:`</text:span> a la ruta</text:p>
      <text:p text:style-name="P5"><text:span text:style-name="T9">-</text:span> [ ] El controlador valida l'autorització</text:p>
      <text:p text:style-name="P5"><text:span text:style-name="T9">-</text:span> [ ] La vista mostra/amaga elements basats en permisos</text:p>
      <text:p text:style-name="P5"><text:span text:style-name="T9">-</text:span> [ ] Les traduccions estan afegides</text:p>
      <text:p text:style-name="P5"><text:span text:style-name="T9">-</text:span> [ ] Els testos cubrixen el nou permís</text:p>
      <text:p text:style-name="P5"><text:span text:style-name="T9">-</text:span> [ ] La política (Policy) està actualitzada si cal</text:p>
      <text:p text:style-name="P5"><text:span text:style-name="T9">-</text:span> [ ] El log registra l'ús del permís</text:p>
      <text:h text:style-name="P1" text:outline-level="3"><text:soft-page-break/><text:span text:style-name="Strong_20_Emphasis"><text:span text:style-name="T1">Validació de Nom de Permís</text:span></text:span></text:h>
      <text:p text:style-name="P3">php</text:p>
      <text:p text:style-name="P4">// Validar que el nom del permís és vàlid</text:p>
      <text:p text:style-name="P5"><text:span text:style-name="T11">function</text:span> <text:span text:style-name="T8">isValidPermissionName</text:span><text:span text:style-name="T9">(</text:span><text:span text:style-name="T8">$name</text:span><text:span text:style-name="T9">):</text:span> <text:span text:style-name="T11">bool</text:span></text:p>
      <text:p text:style-name="P10">{</text:p>
      <text:p text:style-name="P11"><text:s text:c="4"/><text:span text:style-name="T12">$pattern</text:span><text:span text:style-name="T5"> </text:span><text:span text:style-name="T12">=</text:span><text:span text:style-name="T5"> </text:span><text:span text:style-name="T13">'/^[a-z]+\.[a-z]+\.[a-z]+$/'</text:span><text:span text:style-name="T14">;</text:span></text:p>
      <text:p text:style-name="P11"><text:s text:c="4"/><text:span text:style-name="T15">return</text:span><text:span text:style-name="T5"> </text:span><text:span text:style-name="T12">preg_match</text:span><text:span text:style-name="T14">(</text:span><text:span text:style-name="T12">$pattern</text:span><text:span text:style-name="T14">,</text:span><text:span text:style-name="T5"> </text:span><text:span text:style-name="T12">$name</text:span><text:span text:style-name="T14">)</text:span><text:span text:style-name="T5"> </text:span><text:span text:style-name="T12">===</text:span><text:span text:style-name="T5"> </text:span><text:span text:style-name="T16">1</text:span><text:span text:style-name="T14">;</text:span></text:p>
      <text:p text:style-name="P10">}</text:p>
      <text:p text:style-name="P8"/>
      <text:p text:style-name="P4">// Exemples vàlids:</text:p>
      <text:p text:style-name="P4">// 'campus.courses.view'</text:p>
      <text:p text:style-name="P4">// 'admin.users.manage'</text:p>
      <text:p text:style-name="P4">// 'reports.financial.export'</text:p>
      <text:p text:style-name="P8"/>
      <text:p text:style-name="P4">// Exemples invàlids:</text:p>
      <text:p text:style-name="P4">// 'view_courses' <text:s text:c="10"/>// Falta punt</text:p>
      <text:p text:style-name="P4">// 'campus.courses' <text:s text:c="8"/>// Falta acció</text:p>
      <text:p text:style-name="P4">// 'CAMPUS.COURSES.VIEW' <text:s text:c="3"/>// Majúscules</text:p>
      <text:h text:style-name="P9" text:outline-level="2"><text:span text:style-name="T6">📊 </text:span><text:span text:style-name="Strong_20_Emphasis"><text:span text:style-name="T7">Documentació del Permís</text:span></text:span></text:h>
      <text:h text:style-name="P1" text:outline-level="3"><text:span text:style-name="Strong_20_Emphasis"><text:span text:style-name="T1">Plantilla de Documentació</text:span></text:span></text:h>
      <text:p text:style-name="P3">markdown</text:p>
      <text:p text:style-name="P12"><text:span text:style-name="T9">##</text:span> Permís: `campus.courses.export`</text:p>
      <text:p text:style-name="P8"/>
      <text:p text:style-name="P12"><text:span text:style-name="T9">###</text:span> Descripció</text:p>
      <text:p text:style-name="P6">Permet exportar la llista de cursos a diferents formats (Excel, PDF, CSV).</text:p>
      <text:p text:style-name="P8"/>
      <text:p text:style-name="P12"><text:span text:style-name="T9">###</text:span> Àmbit d'Aplicació</text:p>
      <text:p text:style-name="P5"><text:span text:style-name="T9">-</text:span> <text:span text:style-name="T17">**</text:span><text:span text:style-name="T18">Àmbit</text:span><text:span text:style-name="T17">**</text:span>: Campus</text:p>
      <text:p text:style-name="P5"><text:span text:style-name="T9">-</text:span> <text:span text:style-name="T17">**</text:span><text:span text:style-name="T18">Recurs</text:span><text:span text:style-name="T17">**</text:span>: Cursos</text:p>
      <text:p text:style-name="P5"><text:span text:style-name="T9">-</text:span> <text:span text:style-name="T17">**</text:span><text:span text:style-name="T18">Acció</text:span><text:span text:style-name="T17">**</text:span>: Exportar</text:p>
      <text:p text:style-name="P8"/>
      <text:p text:style-name="P12"><text:span text:style-name="T9">###</text:span> Rols amb Aquest Permís</text:p>
      <text:p text:style-name="P5"><text:span text:style-name="T9">-</text:span> Administrador ✅</text:p>
      <text:p text:style-name="P5"><text:span text:style-name="T9">-</text:span> Gestor ✅</text:p>
      <text:p text:style-name="P5"><text:span text:style-name="T9">-</text:span> Professor ❌ (per defecte)</text:p>
      <text:p text:style-name="P5"><text:span text:style-name="T9">-</text:span> Editor ❌</text:p>
      <text:p text:style-name="P5"><text:span text:style-name="T9">-</text:span> Estudiant ❌</text:p>
      <text:p text:style-name="P8"><text:soft-page-break/></text:p>
      <text:p text:style-name="P12"><text:span text:style-name="T9">###</text:span> Rutes Associades</text:p>
      <text:p text:style-name="P5"><text:span text:style-name="T9">-</text:span> <text:span text:style-name="T11">`GET /campus/courses/export`</text:span></text:p>
      <text:p text:style-name="P5"><text:span text:style-name="T9">-</text:span> <text:span text:style-name="T11">`GET /campus/courses/export?format=pdf`</text:span></text:p>
      <text:p text:style-name="P5"><text:span text:style-name="T9">-</text:span> <text:span text:style-name="T11">`GET /campus/courses/export?season_id=1`</text:span></text:p>
      <text:p text:style-name="P8"/>
      <text:p text:style-name="P12"><text:span text:style-name="T9">###</text:span> Controladors</text:p>
      <text:p text:style-name="P5"><text:span text:style-name="T9">-</text:span> <text:span text:style-name="T11">`CourseController@export`</text:span></text:p>
      <text:p text:style-name="P8"/>
      <text:p text:style-name="P12"><text:span text:style-name="T9">###</text:span> Vistes/Components</text:p>
      <text:p text:style-name="P5"><text:span text:style-name="T9">-</text:span> Botó d'exportació a <text:span text:style-name="T11">`courses.index.blade.php`</text:span></text:p>
      <text:p text:style-name="P8"/>
      <text:p text:style-name="P12"><text:span text:style-name="T9">###</text:span> Dependències</text:p>
      <text:p text:style-name="P5"><text:span text:style-name="T9">-</text:span> Maatwebsite/Laravel-Excel</text:p>
      <text:p text:style-name="P5"><text:span text:style-name="T9">-</text:span> Permís <text:span text:style-name="T11">`campus.courses.view`</text:span> (prerequisit)</text:p>
      <text:p text:style-name="P8"/>
      <text:p text:style-name="P12"><text:span text:style-name="T9">###</text:span> Notes d'Ús</text:p>
      <text:p text:style-name="P5"><text:span text:style-name="T9">-</text:span> Pot exportar-se per temporada específica</text:p>
      <text:p text:style-name="P5"><text:span text:style-name="T9">-</text:span> Suporta múltiples formats</text:p>
      <text:p text:style-name="P5"><text:span text:style-name="T9">-</text:span> Inclou dades de categoria i temporada</text:p>
      <text:h text:style-name="P9" text:outline-level="2"><text:span text:style-name="T6">🚨 </text:span><text:span text:style-name="Strong_20_Emphasis"><text:span text:style-name="T7">Casos Especials i Excepcions</text:span></text:span></text:h>
      <text:h text:style-name="P1" text:outline-level="3"><text:span text:style-name="Strong_20_Emphasis"><text:span text:style-name="T1">Permisos Condicionals</text:span></text:span></text:h>
      <text:p text:style-name="P3">php</text:p>
      <text:p text:style-name="P4">// Permís que depèn d'una condició</text:p>
      <text:p text:style-name="P5"><text:span text:style-name="T11">public</text:span> <text:span text:style-name="T11">function</text:span> <text:span text:style-name="T8">approveRegistration</text:span><text:span text:style-name="T9">(</text:span><text:span text:style-name="T10">User</text:span> <text:span text:style-name="T8">$user</text:span><text:span text:style-name="T9">,</text:span> <text:span text:style-name="T10">Registration</text:span> <text:span text:style-name="T8">$registration</text:span><text:span text:style-name="T9">):</text:span> <text:span text:style-name="T11">bool</text:span></text:p>
      <text:p text:style-name="P10">{</text:p>
      <text:p text:style-name="P11"><text:s text:c="4"/><text:span text:style-name="T19">// Requereix permís general</text:span></text:p>
      <text:p text:style-name="P11"><text:s text:c="4"/><text:span text:style-name="T15">if</text:span><text:span text:style-name="T5"> </text:span><text:span text:style-name="T14">(</text:span><text:span text:style-name="T12">!$user-&gt;can</text:span><text:span text:style-name="T14">(</text:span><text:span text:style-name="T13">'campus.registrations.approve'</text:span><text:span text:style-name="T14">))</text:span><text:span text:style-name="T5"> </text:span><text:span text:style-name="T14">{</text:span></text:p>
      <text:p text:style-name="P11"><text:s text:c="8"/><text:span text:style-name="T15">return</text:span><text:span text:style-name="T5"> </text:span><text:span text:style-name="T16">false</text:span><text:span text:style-name="T14">;</text:span></text:p>
      <text:p text:style-name="P11"><text:s text:c="4"/><text:span text:style-name="T14">}</text:span></text:p>
      <text:p text:style-name="P7"><text:s text:c="4"/></text:p>
      <text:p text:style-name="P11"><text:s text:c="4"/><text:span text:style-name="T19">// Condició addicional: només pot aprovar les del seu curs</text:span></text:p>
      <text:p text:style-name="P11"><text:s text:c="4"/><text:span text:style-name="T15">if</text:span><text:span text:style-name="T5"> </text:span><text:span text:style-name="T14">(</text:span><text:span text:style-name="T12">$user-&gt;hasRole</text:span><text:span text:style-name="T14">(</text:span><text:span text:style-name="T13">'teacher'</text:span><text:span text:style-name="T14">))</text:span><text:span text:style-name="T5"> </text:span><text:span text:style-name="T14">{</text:span></text:p>
      <text:p text:style-name="P11"><text:s text:c="8"/><text:span text:style-name="T15">return</text:span><text:span text:style-name="T5"> </text:span><text:span text:style-name="T12">$registration-&gt;</text:span><text:span text:style-name="T20">course</text:span><text:span text:style-name="T12">-&gt;</text:span><text:span text:style-name="T20">teachers</text:span><text:span text:style-name="T12">-&gt;contains</text:span><text:span text:style-name="T14">(</text:span><text:span text:style-name="T12">$user-&gt;</text:span><text:span text:style-name="T20">teacher</text:span><text:span text:style-name="T14">);</text:span></text:p>
      <text:p text:style-name="P11"><text:s text:c="4"/><text:span text:style-name="T14">}</text:span></text:p>
      <text:p text:style-name="P7"><text:s text:c="4"/></text:p>
      <text:p text:style-name="P11"><text:s text:c="4"/><text:span text:style-name="T15">return</text:span><text:span text:style-name="T5"> </text:span><text:span text:style-name="T16">true</text:span><text:span text:style-name="T14">;</text:span></text:p>
      <text:p text:style-name="P10">}</text:p>
      <text:h text:style-name="P1" text:outline-level="3"><text:soft-page-break/><text:span text:style-name="Strong_20_Emphasis"><text:span text:style-name="T1">Permisos Jeràrquics</text:span></text:span></text:h>
      <text:p text:style-name="P3">php</text:p>
      <text:p text:style-name="P4">// Verificar permís jeràrquic</text:p>
      <text:p text:style-name="P5"><text:span text:style-name="T11">public</text:span> <text:span text:style-name="T11">function</text:span> <text:span text:style-name="T8">hasPermissionHierarchy</text:span><text:span text:style-name="T9">(</text:span><text:span text:style-name="T10">User</text:span> <text:span text:style-name="T8">$user</text:span><text:span text:style-name="T9">,</text:span> <text:span text:style-name="T8">$action</text:span><text:span text:style-name="T9">,</text:span> <text:span text:style-name="T8">$resource</text:span><text:span text:style-name="T9">)</text:span></text:p>
      <text:p text:style-name="P10">{</text:p>
      <text:p text:style-name="P11"><text:s text:c="4"/><text:span text:style-name="T12">$permissions</text:span><text:span text:style-name="T5"> </text:span><text:span text:style-name="T12">=</text:span><text:span text:style-name="T5"> </text:span><text:span text:style-name="T14">[</text:span></text:p>
      <text:p text:style-name="P11"><text:s text:c="8"/><text:span text:style-name="T13">'admin'</text:span><text:span text:style-name="T5"> </text:span><text:span text:style-name="T12">=&gt;</text:span><text:span text:style-name="T5"> </text:span><text:span text:style-name="T13">"campus.</text:span><text:span text:style-name="T14">{</text:span><text:span text:style-name="T12">$resource</text:span><text:span text:style-name="T14">}</text:span><text:span text:style-name="T13">.</text:span><text:span text:style-name="T14">{</text:span><text:span text:style-name="T12">$action</text:span><text:span text:style-name="T14">}</text:span><text:span text:style-name="T13">"</text:span><text:span text:style-name="T14">,</text:span></text:p>
      <text:p text:style-name="P11"><text:s text:c="8"/><text:span text:style-name="T13">'manage'</text:span><text:span text:style-name="T5"> </text:span><text:span text:style-name="T12">=&gt;</text:span><text:span text:style-name="T5"> </text:span><text:span text:style-name="T13">"campus.</text:span><text:span text:style-name="T14">{</text:span><text:span text:style-name="T12">$resource</text:span><text:span text:style-name="T14">}</text:span><text:span text:style-name="T13">.manage"</text:span><text:span text:style-name="T14">,</text:span></text:p>
      <text:p text:style-name="P11"><text:s text:c="8"/><text:span text:style-name="T13">'edit'</text:span><text:span text:style-name="T5"> </text:span><text:span text:style-name="T12">=&gt;</text:span><text:span text:style-name="T5"> </text:span><text:span text:style-name="T13">"campus.</text:span><text:span text:style-name="T14">{</text:span><text:span text:style-name="T12">$resource</text:span><text:span text:style-name="T14">}</text:span><text:span text:style-name="T13">.edit"</text:span><text:span text:style-name="T14">,</text:span></text:p>
      <text:p text:style-name="P11"><text:s text:c="8"/><text:span text:style-name="T13">'view'</text:span><text:span text:style-name="T5"> </text:span><text:span text:style-name="T12">=&gt;</text:span><text:span text:style-name="T5"> </text:span><text:span text:style-name="T13">"campus.</text:span><text:span text:style-name="T14">{</text:span><text:span text:style-name="T12">$resource</text:span><text:span text:style-name="T14">}</text:span><text:span text:style-name="T13">.view"</text:span><text:span text:style-name="T14">,</text:span></text:p>
      <text:p text:style-name="P11"><text:s text:c="4"/><text:span text:style-name="T14">];</text:span></text:p>
      <text:p text:style-name="P7"><text:s text:c="4"/></text:p>
      <text:p text:style-name="P11"><text:s text:c="4"/><text:span text:style-name="T15">foreach</text:span><text:span text:style-name="T5"> </text:span><text:span text:style-name="T14">(</text:span><text:span text:style-name="T12">$permissions</text:span><text:span text:style-name="T5"> </text:span><text:span text:style-name="T15">as</text:span><text:span text:style-name="T5"> </text:span><text:span text:style-name="T12">$level</text:span><text:span text:style-name="T5"> </text:span><text:span text:style-name="T12">=&gt;</text:span><text:span text:style-name="T5"> </text:span><text:span text:style-name="T12">$permission</text:span><text:span text:style-name="T14">)</text:span><text:span text:style-name="T5"> </text:span><text:span text:style-name="T14">{</text:span></text:p>
      <text:p text:style-name="P11"><text:s text:c="8"/><text:span text:style-name="T15">if</text:span><text:span text:style-name="T5"> </text:span><text:span text:style-name="T14">(</text:span><text:span text:style-name="T12">$user-&gt;can</text:span><text:span text:style-name="T14">(</text:span><text:span text:style-name="T12">$permission</text:span><text:span text:style-name="T14">))</text:span><text:span text:style-name="T5"> </text:span><text:span text:style-name="T14">{</text:span></text:p>
      <text:p text:style-name="P11"><text:s text:c="12"/><text:span text:style-name="T15">return</text:span><text:span text:style-name="T5"> </text:span><text:span text:style-name="T12">$level</text:span><text:span text:style-name="T14">;</text:span></text:p>
      <text:p text:style-name="P11"><text:s text:c="8"/><text:span text:style-name="T14">}</text:span></text:p>
      <text:p text:style-name="P11"><text:s text:c="4"/><text:span text:style-name="T14">}</text:span></text:p>
      <text:p text:style-name="P7"><text:s text:c="4"/></text:p>
      <text:p text:style-name="P11"><text:s text:c="4"/><text:span text:style-name="T15">return</text:span><text:span text:style-name="T5"> </text:span><text:span text:style-name="T16">null</text:span><text:span text:style-name="T14">;</text:span></text:p>
      <text:p text:style-name="P10">}</text:p>
      <text:h text:style-name="P9" text:outline-level="2"><text:span text:style-name="T6">🔄 </text:span><text:span text:style-name="Strong_20_Emphasis"><text:span text:style-name="T7">Procediment de Revertir</text:span></text:span></text:h>
      <text:h text:style-name="P1" text:outline-level="3"><text:span text:style-name="Strong_20_Emphasis"><text:span text:style-name="T1">Com revertir l'addició d'un permís</text:span></text:span></text:h>
      <text:p text:style-name="P3">bash</text:p>
      <text:p text:style-name="P4"># 1. Eliminar permís de la base de dades</text:p>
      <text:p text:style-name="P6">php artisan tinker</text:p>
      <text:p text:style-name="P5"><text:span text:style-name="T8">&gt;&gt;&gt;</text:span> <text:span text:style-name="T8">$permission</text:span> <text:span text:style-name="T8">=</text:span> Spatie<text:span text:style-name="T9">\</text:span>Permission<text:span text:style-name="T9">\</text:span>Models<text:span text:style-name="T9">\</text:span>Permission::where<text:span text:style-name="T9">(</text:span><text:span text:style-name="T3">'name'</text:span>, <text:span text:style-name="T3">'campus.courses.export'</text:span><text:span text:style-name="T9">)</text:span>-<text:span text:style-name="T8">&gt;</text:span>first<text:span text:style-name="T9">()</text:span></text:p>
      <text:p text:style-name="P5"><text:span text:style-name="T8">&gt;&gt;&gt;</text:span> <text:span text:style-name="T8">$permission</text:span>-<text:span text:style-name="T8">&gt;</text:span>delete<text:span text:style-name="T9">()</text:span></text:p>
      <text:p text:style-name="P8"/>
      <text:p text:style-name="P4"># 2. Eliminar de les rutes</text:p>
      <text:p text:style-name="P4"># Comentar/eliminar les rutes afegides a web.php</text:p>
      <text:p text:style-name="P8"/>
      <text:p text:style-name="P4"># 3. Eliminar del controlador</text:p>
      <text:p text:style-name="P4"># Eliminar mètodes o comentar l'autorització</text:p>
      <text:p text:style-name="P8"/>
      <text:p text:style-name="P4"># 4. Eliminar de les vistes</text:p>
      <text:p text:style-name="P4"># Eliminar @can() relacionats</text:p>
      <text:p text:style-name="P8"><text:soft-page-break/></text:p>
      <text:p text:style-name="P4"># 5. Executar tests per verificar</text:p>
      <text:p text:style-name="P5">php artisan <text:span text:style-name="T3">test</text:span> <text:span text:style-name="T8">--filter</text:span> PermissionsTest</text:p>
      <text:h text:style-name="P9" text:outline-level="2"><text:span text:style-name="T6">📋 </text:span><text:span text:style-name="Strong_20_Emphasis"><text:span text:style-name="T7">Resum dels Passos en una Sola Llista</text:span></text:span></text:h>
      <text:list text:style-name="L1">
        <text:list-item>
          <text:p text:style-name="P13"><text:span text:style-name="Strong_20_Emphasis"><text:span text:style-name="T2">Decidir nom</text:span></text:span><text:span text:style-name="T21"> (</text:span><text:span text:style-name="Source_20_Text"><text:span text:style-name="T22">àmbit.recurs.acció</text:span></text:span><text:span text:style-name="T21">)</text:span></text:p>
        </text:list-item>
        <text:list-item>
          <text:p text:style-name="P13"><text:span text:style-name="Strong_20_Emphasis"><text:span text:style-name="T2">Afegir al seeder</text:span></text:span><text:span text:style-name="T21"> </text:span><text:span text:style-name="Source_20_Text"><text:span text:style-name="T22">PermissionsSeeder.php</text:span></text:span></text:p>
        </text:list-item>
        <text:list-item>
          <text:p text:style-name="P14"><text:span text:style-name="Strong_20_Emphasis"><text:span text:style-name="T2">Assignar a rols</text:span></text:span><text:span text:style-name="T21"> al seeder</text:span></text:p>
        </text:list-item>
        <text:list-item>
          <text:p text:style-name="P14"><text:span text:style-name="Strong_20_Emphasis"><text:span text:style-name="T2">Crear/actualitzar Policy</text:span></text:span><text:span text:style-name="T21"> si cal</text:span></text:p>
        </text:list-item>
        <text:list-item>
          <text:p text:style-name="P14"><text:span text:style-name="Strong_20_Emphasis"><text:span text:style-name="T2">Afegir mètode al controlador</text:span></text:span><text:span text:style-name="T21"> amb autorització</text:span></text:p>
        </text:list-item>
        <text:list-item>
          <text:p text:style-name="P13"><text:span text:style-name="Strong_20_Emphasis"><text:span text:style-name="T2">Afegir ruta</text:span></text:span><text:span text:style-name="T21"> amb middleware </text:span><text:span text:style-name="Source_20_Text"><text:span text:style-name="T22">can:</text:span></text:span></text:p>
        </text:list-item>
        <text:list-item>
          <text:p text:style-name="P13"><text:span text:style-name="Strong_20_Emphasis"><text:span text:style-name="T2">Afegir botons/controls</text:span></text:span><text:span text:style-name="T21"> a les vistes amb </text:span><text:span text:style-name="Source_20_Text"><text:span text:style-name="T22">@can</text:span></text:span></text:p>
        </text:list-item>
        <text:list-item>
          <text:p text:style-name="P14"><text:span text:style-name="Strong_20_Emphasis"><text:span text:style-name="T2">Afegir traduccions</text:span></text:span><text:span text:style-name="T21"> al fitxer de llenguatge</text:span></text:p>
        </text:list-item>
        <text:list-item>
          <text:p text:style-name="P14"><text:span text:style-name="Strong_20_Emphasis"><text:span text:style-name="T2">Escriure tests</text:span></text:span><text:span text:style-name="T21"> per validar el permís</text:span></text:p>
        </text:list-item>
        <text:list-item>
          <text:p text:style-name="P14"><text:span text:style-name="Strong_20_Emphasis"><text:span text:style-name="T2">Documentar</text:span></text:span><text:span text:style-name="T21"> el nou permí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6:47:21.199779700</meta:creation-date>
    <dc:date>2026-01-27T06:48:21.087708300</dc:date>
    <meta:editing-duration>PT1M</meta:editing-duration>
    <meta:editing-cycles>1</meta:editing-cycles>
    <meta:document-statistic meta:table-count="0" meta:image-count="0" meta:object-count="0" meta:page-count="11" meta:paragraph-count="360" meta:word-count="1106" meta:character-count="11183" meta:non-whitespace-character-count="9210"/>
    <meta:generator>LibreOffice/25.2.7.2$Windows_X86_64 LibreOffice_project/5cbfd1ab6520636bb5f7b99185aa69bd7456825d</meta:generator>
  </office:meta>
</office:document-meta>
</file>